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style="italic" style:font-style-asian="italic" style:font-style-complex="italic"/>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T7" style:parent-style-name="DefaultParagraphFont" style:family="text">
      <style:text-properties style:font-name="Segoe UI Emoji" style:font-name-complex="Segoe UI Emoji"/>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style:font-name="Segoe UI Emoji" style:font-name-complex="Segoe UI Emoji"/>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style:font-name="Segoe UI Emoji" style:font-name-complex="Segoe UI Emoji"/>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style:font-name="Segoe UI Emoji" style:font-name-complex="Segoe UI Emoji"/>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style:font-name="Segoe UI Emoji" style:font-name-complex="Segoe UI Emoji"/>
    </style:style>
    <style:style style:name="T16" style:parent-style-name="DefaultParagraphFont" style:family="text">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T18" style:parent-style-name="DefaultParagraphFont" style:family="text">
      <style:text-properties style:font-name="Segoe UI Symbol" style:font-name-complex="Segoe UI Symbol"/>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style:font-name="Segoe UI Symbol" style:font-name-complex="Segoe UI Symbol"/>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style:font-name="Segoe UI Symbol" style:font-name-complex="Segoe UI Symbol"/>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style:font-name="Segoe UI Symbol" style:font-name-complex="Segoe UI Symbol"/>
    </style:style>
    <style:style style:name="T25" style:parent-style-name="DefaultParagraphFont" style:family="text">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T27" style:parent-style-name="DefaultParagraphFont" style:family="text">
      <style:text-properties style:font-name="Segoe UI Emoji" style:font-name-complex="Segoe UI Emoji"/>
    </style:style>
    <style:style style:name="T28" style:parent-style-name="DefaultParagraphFont" style:family="text">
      <style:text-properties style:font-name="Segoe UI Emoji" style:font-name-complex="Segoe UI Emoji"/>
    </style:style>
    <style:style style:name="T29" style:parent-style-name="DefaultParagraphFont" style:family="text">
      <style:text-properties style:font-name="Segoe UI Emoji" style:font-name-complex="Segoe UI Emoji"/>
    </style:style>
    <style:style style:name="T30" style:parent-style-name="DefaultParagraphFont" style:family="text">
      <style:text-properties style:font-name="Segoe UI Emoji" style:font-name-complex="Segoe UI Emoji"/>
    </style:style>
    <style:style style:name="T31" style:parent-style-name="DefaultParagraphFont" style:family="text">
      <style:text-properties style:font-name="Segoe UI Emoji" style:font-name-complex="Segoe UI Emoji"/>
    </style:style>
  </office:automatic-styles>
  <office:body>
    <office:text text:use-soft-page-breaks="true">
      <text:p text:style-name="P1"><text:span text:style-name="T2">Belezza Consultants</text:span><text:span text:style-name="T3"><text:line-break/></text:span><text:span text:style-name="T4">(Designing the future of your business)</text:span></text:p>
      <text:p text:style-name="P5">Company Overview</text:p>
      <text:p text:style-name="Normal">At Bellezza Consultants, we blend creativity with strategy to empower your business to build a strong online presence. With expertise in graphic designing, digital marketing, website creation, and content writing, we enable your brand to tell your story, connect with your target audience, and achieve your business goals.</text:p>
      <text:p text:style-name="Normal">In today's digital era, your brand's online identity is the key to unlocking new opportunities. Whether you're a startup, small business, or established enterprise, we craft customized digital solutions that enhance visibility, boost engagement, and accelerate business growth — turning your vision into reality.</text:p>
      <text:p text:style-name="Normal">In today’s fast-paced digital world, visibility is everything, and we help brands stand out, connect, and grow.</text:p>
      <text:p text:style-name="Normal">From startups to established enterprises, we craft customized solutions that drive brand recognition, customer engagement, and business success. Whether it’s captivating designs, result-driven marketing, high-performance websites, or impactful content, we turn ideas into reality—helping businesses reach their full potential in the booming Indian market.</text:p>
      <text:p text:style-name="Normal"/>
      <text:p text:style-name="P6">Our Services</text:p>
      <text:p text:style-name="Normal"><text:span text:style-name="T7">✅</text:span><text:s/><text:span text:style-name="T8">Graphic Designing</text:span><text:s/>– Logos, brochures, packaging, banners, business cards, and more.</text:p>
      <text:p text:style-name="Normal"><text:span text:style-name="T9">✅</text:span><text:s/><text:span text:style-name="T10">Branding</text:span><text:s/>–<text:s/>Creating<text:s/>Visual Identity Design,<text:s/>Brand Guidelines,<text:s/>Packaging Design,<text:s/>Marketing &amp; Brand Collateral,<text:s/>Digital Branding,<text:s/>Rebranding Services</text:p>
      <text:p text:style-name="Normal"><text:span text:style-name="T11">✅</text:span><text:s/><text:span text:style-name="T12">Digital Marketing</text:span><text:s/>– Social media management, PPC advertising, email marketing.</text:p>
      <text:p text:style-name="Normal"><text:span text:style-name="T13">✅</text:span><text:span text:style-name="T14">Wedding Social Media</text:span><text:s/>- Wedding invites, couple logos, social media, and more…</text:p>
      <text:p text:style-name="Normal"><text:span text:style-name="T15">✅</text:span><text:span text:style-name="T16">Specialised Branding Services and Solutions for Startups</text:span></text:p>
      <text:p text:style-name="Normal"><text:line-break/></text:p>
      <text:p text:style-name="P17">Why Choose Us?</text:p>
      <text:p text:style-name="Normal"><text:span text:style-name="T18">✔</text:span><text:s/><text:span text:style-name="T19">Creative &amp; Strategic Approach</text:span><text:s/>– Unique, customized designs and content tailored to your brand’s needs.<text:line-break/><text:span text:style-name="T20">✔</text:span><text:s/><text:span text:style-name="T21">End-to-End Solutions</text:span><text:s/>– From concept to execution, we handle everything seamlessly.<text:line-break/><text:span text:style-name="T22">✔</text:span><text:s/><text:span text:style-name="T23">Experienced Professionals</text:span><text:s/>– A team of skilled designers, developers, and marketers.<text:line-break/><text:span text:style-name="T24">✔</text:span><text:s/><text:span text:style-name="T25">On-Time Delivery</text:span><text:s/>– We respect deadlines and deliver quality work on schedule.</text:p>
      <text:p text:style-name="P26">Industries We Serve</text:p>
      <text:p text:style-name="Normal"><text:span text:style-name="T27">📌</text:span><text:s/>Startups &amp; Entrepreneurs<text:line-break/><text:span text:style-name="T28">📌</text:span><text:s/>Small &amp; Medium Businesses<text:line-break/><text:span text:style-name="T29">📌</text:span><text:s/>Corporate Firms<text:line-break/><text:soft-page-break/><text:span text:style-name="T30">📌</text:span><text:s/>E-Commerce &amp; Retail<text:line-break/><text:span text:style-name="T31">📌</text:span><text:s/>Healthcare, Education, Real Estate &amp; Mo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rasad hiranwar</meta:initial-creator>
    <dc:creator>prasad bellezaa.in</dc:creator>
    <meta:creation-date>2025-07-31T07:19:00Z</meta:creation-date>
    <dc:date>2025-07-31T07:55:00Z</dc:date>
    <meta:template xlink:href="Normal" xlink:type="simple"/>
    <meta:editing-cycles>2</meta:editing-cycles>
    <meta:editing-duration>PT2160S</meta:editing-duration>
    <meta:document-statistic meta:page-count="2" meta:paragraph-count="4" meta:word-count="326" meta:character-count="2182" meta:row-count="15" meta:non-whitespace-character-count="1860"/>
  </office:meta>
</office:document-meta>
</file>